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004" officeooo:paragraph-rsid="00151004"/>
    </style:style>
    <style:style style:name="P2" style:family="paragraph" style:parent-style-name="Standard">
      <style:text-properties officeooo:rsid="001630df" officeooo:paragraph-rsid="001630df"/>
    </style:style>
    <style:style style:name="P3" style:family="paragraph" style:parent-style-name="Standard">
      <style:text-properties officeooo:rsid="0016f512" officeooo:paragraph-rsid="0016f512"/>
    </style:style>
    <style:style style:name="P4" style:family="paragraph" style:parent-style-name="Standard">
      <style:text-properties officeooo:rsid="0017f83d" officeooo:paragraph-rsid="0017f83d"/>
    </style:style>
    <style:style style:name="T1" style:family="text">
      <style:text-properties officeooo:rsid="001630df"/>
    </style:style>
    <style:style style:name="T2" style:family="text">
      <style:text-properties officeooo:rsid="0016f512"/>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7f83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n_simulation_readGenome.<text:span text:style-name="T1">m.u</text:span></text:p>
      <text:p text:style-name="P1"/>
      <text:p text:style-name="P2">Let’s use .u for the template file for a sim 1 type of run.</text:p>
      <text:p text:style-name="P2"/>
      <text:p text:style-name="P2"/>
      <text:p text:style-name="P2">Here’s how I’m envisioning a full sim0/sim1 workflow. Say we start with a sim0.m.t file, and run it to generate K family members, their results, and the genome file (or files, depending on how we do it; currently all packed into a single file).</text:p>
      <text:p text:style-name="P2"/>
      <text:p text:style-name="P2">Then we’ll assume we have also created an approximate simulation set of ODEs for the sim1. Note these might be a totally different modeling approach to the thing being modeled, or may be basically the same set of differential equations as in the sim0 case, but with different baseline parameters. Either way, <text:span text:style-name="T2">we assume this model reads in the patient-specific genome and uses it for its simulation. So, for example, take a look at run_simulation_readGenome.m.u. Like sim0, there are still plenty of $gauss$ etc replacement strings, but there is also a few lines that set up the patient-specific genome. </text:span></text:p>
      <text:p text:style-name="P2"/>
      <text:p text:style-name="P3">We will take this file and instantiate gaussian etc random variables for <text:span text:style-name="T3">all K family members at once. </text:span><text:span text:style-name="T4">So, they all get the same instantiated random variables, but they all read their own specific genomes. And note, the gauss etc replacements might be replacing parameters in the model not related to the genome, or parameters that are genome-specific. I put some examples of both types in there [hopefully without any typos].</text:span></text:p>
      <text:p text:style-name="P3"><text:span text:style-name="T4"/></text:p>
      <text:p text:style-name="P3"><text:span text:style-name="T4">So, once those K simulations are run and the 0/1 output are obtained, we do another set of random variable instantiations and run another K simulations. We do this a total of R times.</text:span></text:p>
      <text:p text:style-name="P3"><text:span text:style-name="T4"/></text:p>
      <text:p text:style-name="P3"><text:span text:style-name="T4">I didn’t provide a sim</text:span><text:span text:style-name="T5">0 for this case, but for development you either 1) make a sim0 from this run_simulation_readGenomes file or just assume we’ve already run all the sim0 simulations amd we are now at the sim 1 data creation step.</text:span></text:p>
      <text:p text:style-name="P3"><text:span text:style-name="T5"/></text:p>
      <text:p text:style-name="P4"><text:span text:style-name="T5">O</text:span><text:span text:style-name="T4">nce we run the RxK simulations, we can then compute similarity scores. The similarity score between family members i and j is equal to the fraction of the R runs where the i and jth simulations return the same value <text:s/>(0 or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22:34:58.313412669</meta:creation-date>
    <dc:date>2017-07-05T23:11:34.795029148</dc:date>
    <meta:editing-duration>PT3M26S</meta:editing-duration>
    <meta:editing-cycles>1</meta:editing-cycles>
    <meta:document-statistic meta:table-count="0" meta:image-count="0" meta:object-count="0" meta:page-count="1" meta:paragraph-count="8" meta:word-count="348" meta:character-count="2003" meta:non-whitespace-character-count="1661"/>
    <meta:generator>LibreOffice/5.1.6.2$Linux_X86_64 LibreOffice_project/10m0$Build-2</meta:generator>
  </office:meta>
</office:document-meta>
</file>